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ercice 2.4 : Barnabé fait ses courses</text:p>
      <text:p text:style-name="Normal">Barnabé fait ses courses dans plusieurs magasins.</text:p>
      <text:p text:style-name="Normal">Dans chacun, il a dépensé 1 euro de plus que la moitié de ce qu’il avait en entrant.</text:p>
      <text:p text:style-name="Normal">Dans le dernier magasin, il dépense le solde.</text:p>
      <text:p text:style-name="Normal">Soit S la somme dont il disposait au départ (S &gt; 1 euro).</text:p>
      <text:p text:style-name="Normal">Représenter l’algorithme permettant de trouver le nombre de magasins dans lesquels il a acheté.</text:p>
      <text:p text:style-name="Normal"><text:s/></text:p>
      <text:p text:style-name="Normal">// Barnabé fait ses courses</text:p>
      <text:p text:style-name="Normal"><text:s/></text:p>
      <text:p text:style-name="Normal">Variables :<text:s/></text:p>
      <text:p text:style-name="Normal">float : s</text:p>
      <text:p text:style-name="Normal">int : compteurMagasins</text:p>
      <text:p text:style-name="Normal"><text:s/></text:p>
      <text:p text:style-name="Normal">Code :<text:tab/></text:p>
      <text:p text:style-name="Normal">compteurMagasins &lt;-- 0</text:p>
      <text:p text:style-name="Normal">WRITE "Définir la somme de base de Barnabé "</text:p>
      <text:p text:style-name="Normal">READ s</text:p>
      <text:p text:style-name="Normal">WHILE s &gt; 0</text:p>
      <text:p text:style-name="Normal">compteurMagasins&lt;-- compteurMagasins+ 1</text:p>
      <text:p text:style-name="Normal">s &lt;-- s/2 - 1</text:p>
      <text:p text:style-name="Normal">END WHILE<text:tab/></text:p>
      <text:p text:style-name="Normal">WRITE "Barnabé a dépensé son argent dans " + compteurMagasins + " magasins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KKOUMI Sabah</meta:initial-creator>
    <dc:creator>DEKKOUMI Sabah</dc:creator>
    <meta:creation-date>2021-12-09T12:03:00Z</meta:creation-date>
    <dc:date>2021-12-09T12:03:00Z</dc:date>
    <meta:template xlink:href="Normal.dotm" xlink:type="simple"/>
    <meta:editing-cycles>1</meta:editing-cycles>
    <meta:editing-duration>PT0S</meta:editing-duration>
    <meta:document-statistic meta:page-count="1" meta:paragraph-count="1" meta:word-count="106" meta:character-count="690" meta:row-count="4" meta:non-whitespace-character-count="585"/>
  </office:meta>
</office:document-meta>
</file>